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-width="0.452cm" draw:fill="solid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7" style:family="graphic" style:parent-style-name="objectwithoutfill">
      <style:graphic-properties draw:marker-end="Arrow" draw:marker-end-width="0.254cm" draw:fill="none" draw:textarea-horizontal-align="center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21" style:family="graphic" style:parent-style-name="objectwithoutfill">
      <style:graphic-properties draw:fill="none" draw:textarea-horizontal-align="center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4cm" fo:min-width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58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5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483cm">
          <text:p text:style-name="P1">`</text:p>
        </draw:rect>
        <draw:frame draw:style-name="gr2" draw:text-style-name="P2" draw:layer="layout" svg:width="1.8cm" svg:height="0.9cm" svg:x="1.75cm" svg:y="1.65cm">
          <draw:text-box>
            <text:p><text:span text:style-name="T1">TRIF</text:span></text:p>
          </draw:text-box>
        </draw:frame>
        <draw:g>
          <draw:polyline draw:style-name="gr3" draw:layer="layout" svg:width="0.249cm" svg:height="0.499cm" svg:x="1.5cm" svg:y="12.3cm" svg:viewBox="0 0 250 500" draw:points="0,0 250,250 0,500">
            <text:p/>
          </draw:polyline>
          <draw:frame draw:style-name="gr4" draw:text-style-name="P3" draw:layer="layout" svg:width="1.391cm" svg:height="0.445cm" svg:x="1.859cm" svg:y="12.3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808cm">
            <draw:text-box>
              <text:p><text:span text:style-name="T2">piShlRst</text:span></text:p>
            </draw:text-box>
          </draw:frame>
          <draw:line draw:style-name="gr6" draw:layer="layout" svg:x1="1.5cm" svg:y1="12.05cm" svg:x2="1.75cm" svg:y2="12.05cm">
            <text:p/>
          </draw:line>
        </draw:g>
        <draw:rect draw:style-name="gr7" draw:text-style-name="P4" draw:layer="layout" svg:width="14.3cm" svg:height="0.559cm" svg:x="4.048cm" svg:y="1.482cm">
          <text:p><text:span text:style-name="T3">ROLE </text:span></text:p>
        </draw:rect>
        <draw:polyline draw:style-name="gr8" draw:layer="layout" svg:width="0cm" svg:height="3.86cm" svg:x="3.556cm" svg:y="9.077cm" svg:viewBox="0 0 0 3861" draw:points="0,3861 0,1258 0,0">
          <text:p/>
        </draw:polyline>
        <draw:polyline draw:style-name="gr9" draw:layer="layout" svg:width="0cm" svg:height="3.86cm" svg:x="4.056cm" svg:y="9.077cm" svg:viewBox="0 0 0 3861" draw:points="0,3861 0,1258 0,0">
          <text:p/>
        </draw:polyline>
        <draw:polyline draw:style-name="gr8" draw:layer="layout" svg:width="0cm" svg:height="3.772cm" svg:x="16.496cm" svg:y="9.178cm" svg:viewBox="0 0 0 3773" draw:points="0,0 0,2544 0,3773">
          <text:p/>
        </draw:polyline>
        <draw:polyline draw:style-name="gr9" draw:layer="layout" svg:width="0cm" svg:height="3.772cm" svg:x="15.996cm" svg:y="9.178cm" svg:viewBox="0 0 0 3773" draw:points="0,0 0,2544 0,3773">
          <text:p/>
        </draw:polyline>
        <draw:polyline draw:style-name="gr8" draw:layer="layout" svg:width="0.025cm" svg:height="2.539cm" svg:x="4.53cm" svg:y="1.99cm" svg:viewBox="0 0 26 2540" draw:points="0,2540 26,602 26,0">
          <text:p/>
        </draw:polyline>
        <draw:polyline draw:style-name="gr8" draw:layer="layout" svg:width="0.022cm" svg:height="2.488cm" svg:x="16.14cm" svg:y="2.041cm" svg:viewBox="0 0 23 2489" draw:points="23,0 16,1219 0,2489">
          <text:p/>
        </draw:polyline>
        <draw:polyline draw:style-name="gr9" draw:layer="layout" svg:width="0cm" svg:height="2.512cm" svg:x="7.356cm" svg:y="10.398cm" svg:viewBox="0 0 0 2513" draw:points="0,2513 0,819 0,0">
          <text:p/>
        </draw:polyline>
        <draw:polyline draw:style-name="gr9" draw:layer="layout" svg:width="0cm" svg:height="2.615cm" svg:x="7.916cm" svg:y="10.398cm" svg:viewBox="0 0 0 2616" draw:points="0,0 0,1764 0,2616">
          <text:p/>
        </draw:polyline>
        <draw:rect draw:style-name="gr10" draw:text-style-name="P6" draw:layer="layout" svg:width="1.849cm" svg:height="1.296cm" svg:x="6.88cm" svg:y="9.115cm">
          <text:p text:style-name="P5"><text:span text:style-name="T4">pLSn</text:span></text:p>
          <text:p text:style-name="P5"><text:span text:style-name="T5"><text:s text:c="4"/></text:span><text:span text:style-name="T5">pListen</text:span><text:span text:style-name="T4"> </text:span></text:p>
        </draw:rect>
        <draw:polyline draw:style-name="gr9" draw:layer="layout" svg:width="0cm" svg:height="2.555cm" svg:x="12.796cm" svg:y="10.352cm" svg:viewBox="0 0 0 2556" draw:points="0,0 0,1723 0,2556">
          <text:p/>
        </draw:polyline>
        <draw:polyline draw:style-name="gr9" draw:layer="layout" svg:width="0cm" svg:height="5.612cm" svg:x="9.556cm" svg:y="7.299cm" svg:viewBox="0 0 0 5613" draw:points="0,5613 0,1829 0,0">
          <text:p/>
        </draw:polyline>
        <draw:polyline draw:style-name="gr9" draw:layer="layout" svg:width="0cm" svg:height="5.599cm" svg:x="10.074cm" svg:y="7.338cm" svg:viewBox="0 0 0 5600" draw:points="0,0 0,3776 0,5600">
          <text:p/>
        </draw:polyline>
        <draw:rect draw:style-name="gr10" draw:text-style-name="P6" draw:layer="layout" svg:width="2.521cm" svg:height="4.572cm" svg:x="2.821cm" svg:y="4.53cm">
          <text:p text:style-name="P5"><text:span text:style-name="T4">pRDp</text:span></text:p>
          <text:p text:style-name="P5"><text:span text:style-name="T5"><text:s text:c="4"/></text:span><text:span text:style-name="T5">pReadPath</text:span><text:span text:style-name="T4"> </text:span></text:p>
        </draw:rect>
        <draw:rect draw:style-name="gr10" draw:text-style-name="P6" draw:layer="layout" svg:width="2.521cm" svg:height="4.598cm" svg:x="15.673cm" svg:y="4.53cm">
          <text:p text:style-name="P5"><text:span text:style-name="T4">pWRp</text:span></text:p>
          <text:p text:style-name="P5"><text:span text:style-name="T5"><text:s text:c="4"/></text:span><text:span text:style-name="T5">pWritePath</text:span><text:span text:style-name="T4"> </text:span></text:p>
        </draw:rect>
        <draw:frame draw:style-name="gr11" draw:text-style-name="P3" draw:layer="layout" svg:width="3.194cm" svg:height="0.445cm" svg:x="9.318cm" svg:y="8.028cm">
          <draw:text-box>
            <text:p><text:span text:style-name="T2">siTOE_Notif</text:span></text:p>
          </draw:text-box>
        </draw:frame>
        <draw:frame draw:style-name="gr12" draw:text-style-name="P3" draw:layer="layout" svg:width="3.334cm" svg:height="0.445cm" svg:x="9.818cm" svg:y="8.529cm">
          <draw:text-box>
            <text:p><text:span text:style-name="T2">soTOE_DReq</text:span></text:p>
          </draw:text-box>
        </draw:frame>
        <draw:frame draw:style-name="gr13" draw:text-style-name="P3" draw:layer="layout" svg:width="3.3cm" svg:height="0.445cm" svg:x="7.118cm" svg:y="10.928cm">
          <draw:text-box>
            <text:p><text:span text:style-name="T2">siTOE_LsnAck</text:span></text:p>
          </draw:text-box>
        </draw:frame>
        <draw:frame draw:style-name="gr14" draw:text-style-name="P3" draw:layer="layout" svg:width="3.453cm" svg:height="0.445cm" svg:x="7.618cm" svg:y="11.429cm">
          <draw:text-box>
            <text:p><text:span text:style-name="T2">soTOE_LsnReq</text:span></text:p>
          </draw:text-box>
        </draw:frame>
        <draw:frame draw:style-name="gr15" draw:text-style-name="P3" draw:layer="layout" svg:width="3.001cm" svg:height="0.445cm" svg:x="3.762cm" svg:y="10.208cm">
          <draw:text-box>
            <text:p><text:span text:style-name="T2">siTOE_SessId</text:span></text:p>
          </draw:text-box>
        </draw:frame>
        <draw:frame draw:style-name="gr16" draw:text-style-name="P3" draw:layer="layout" svg:width="3.017cm" svg:height="0.445cm" svg:x="3.263cm" svg:y="9.708cm">
          <draw:text-box>
            <text:p><text:span text:style-name="T2">siTOE_Data</text:span></text:p>
          </draw:text-box>
        </draw:frame>
        <draw:polyline draw:style-name="gr17" draw:layer="layout" svg:width="0cm" svg:height="2.555cm" svg:x="13.256cm" svg:y="10.348cm" svg:viewBox="0 0 0 2556" draw:points="0,2556 0,833 0,0">
          <text:p/>
        </draw:polyline>
        <draw:line draw:style-name="gr9" draw:layer="layout" svg:x1="5.038cm" svg:y1="4.505cm" svg:x2="5.038cm" svg:y2="2.016cm">
          <text:p/>
        </draw:line>
        <draw:line draw:style-name="gr9" draw:layer="layout" svg:x1="16.673cm" svg:y1="2.041cm" svg:x2="16.648cm" svg:y2="4.53cm">
          <text:p/>
        </draw:line>
        <draw:frame draw:style-name="gr16" draw:text-style-name="P3" draw:layer="layout" svg:width="3.017cm" svg:height="0.445cm" svg:x="4.228cm" svg:y="2.563cm">
          <draw:text-box>
            <text:p><text:span text:style-name="T2">soROL_Data</text:span></text:p>
          </draw:text-box>
        </draw:frame>
        <draw:frame draw:style-name="gr18" draw:text-style-name="P3" draw:layer="layout" svg:width="2.567cm" svg:height="0.445cm" svg:x="4.629cm" svg:y="3.164cm">
          <draw:text-box>
            <text:p><text:span text:style-name="T2"><text:s/></text:span><text:span text:style-name="T2">soROL_SessId</text:span></text:p>
          </draw:text-box>
        </draw:frame>
        <draw:frame draw:style-name="gr16" draw:text-style-name="P3" draw:layer="layout" svg:width="3.017cm" svg:height="0.445cm" svg:x="15.827cm" svg:y="2.363cm">
          <draw:text-box>
            <text:p><text:span text:style-name="T2">siROL_Data</text:span></text:p>
          </draw:text-box>
        </draw:frame>
        <draw:frame draw:style-name="gr18" draw:text-style-name="P3" draw:layer="layout" svg:width="2.444cm" svg:height="0.445cm" svg:x="16.428cm" svg:y="2.864cm">
          <draw:text-box>
            <text:p><text:span text:style-name="T2">siROL_SessId</text:span></text:p>
          </draw:text-box>
        </draw:frame>
        <draw:line draw:style-name="gr9" draw:layer="layout" svg:x1="17.002cm" svg:y1="12.912cm" svg:x2="16.976cm" svg:y2="9.102cm">
          <text:p/>
        </draw:line>
        <draw:frame draw:style-name="gr16" draw:text-style-name="P3" draw:layer="layout" svg:width="3.017cm" svg:height="0.445cm" svg:x="15.661cm" svg:y="9.707cm">
          <draw:text-box>
            <text:p><text:span text:style-name="T2">soTOE_Data</text:span></text:p>
          </draw:text-box>
        </draw:frame>
        <draw:frame draw:style-name="gr19" draw:text-style-name="P3" draw:layer="layout" svg:width="3.021cm" svg:height="0.445cm" svg:x="16.261cm" svg:y="10.208cm">
          <draw:text-box>
            <text:p><text:span text:style-name="T2">soTOE_SessId</text:span></text:p>
          </draw:text-box>
        </draw:frame>
        <draw:frame draw:style-name="gr20" draw:text-style-name="P3" draw:layer="layout" svg:width="2.424cm" svg:height="0.445cm" svg:x="16.762cm" svg:y="10.709cm">
          <draw:text-box>
            <text:p><text:span text:style-name="T2">siTOE_DSts</text:span></text:p>
          </draw:text-box>
        </draw:frame>
        <draw:g>
          <draw:line draw:style-name="gr21" draw:layer="layout" svg:x1="3.887cm" svg:y1="11.465cm" svg:x2="4.344cm" svg:y2="11.236cm">
            <text:p/>
          </draw:line>
          <draw:frame draw:style-name="gr22" draw:text-style-name="P8" draw:layer="layout" svg:width="0.417cm" svg:height="0.369cm" svg:x="4.062cm" svg:y="10.843cm">
            <draw:text-box>
              <text:p text:style-name="P7"><text:span text:style-name="T6">16</text:span></text:p>
            </draw:text-box>
          </draw:frame>
        </draw:g>
        <draw:g>
          <draw:line draw:style-name="gr21" draw:layer="layout" svg:x1="3.387cm" svg:y1="11.466cm" svg:x2="3.844cm" svg:y2="11.237cm">
            <text:p/>
          </draw:line>
          <draw:frame draw:style-name="gr22" draw:text-style-name="P8" draw:layer="layout" svg:width="0.417cm" svg:height="0.369cm" svg:x="3.562cm" svg:y="10.844cm">
            <draw:text-box>
              <text:p text:style-name="P7"><text:span text:style-name="T6">64</text:span></text:p>
            </draw:text-box>
          </draw:frame>
        </draw:g>
        <draw:g>
          <draw:line draw:style-name="gr21" draw:layer="layout" svg:x1="4.887cm" svg:y1="4.266cm" svg:x2="5.344cm" svg:y2="4.037cm">
            <text:p/>
          </draw:line>
          <draw:frame draw:style-name="gr22" draw:text-style-name="P8" draw:layer="layout" svg:width="0.417cm" svg:height="0.369cm" svg:x="5.062cm" svg:y="3.644cm">
            <draw:text-box>
              <text:p text:style-name="P7"><text:span text:style-name="T6">16</text:span></text:p>
            </draw:text-box>
          </draw:frame>
        </draw:g>
        <draw:g>
          <draw:line draw:style-name="gr21" draw:layer="layout" svg:x1="4.387cm" svg:y1="4.267cm" svg:x2="4.844cm" svg:y2="4.038cm">
            <text:p/>
          </draw:line>
          <draw:frame draw:style-name="gr22" draw:text-style-name="P8" draw:layer="layout" svg:width="0.417cm" svg:height="0.369cm" svg:x="4.562cm" svg:y="3.645cm">
            <draw:text-box>
              <text:p text:style-name="P7"><text:span text:style-name="T6">64</text:span></text:p>
            </draw:text-box>
          </draw:frame>
        </draw:g>
        <draw:g>
          <draw:line draw:style-name="gr21" draw:layer="layout" svg:x1="16.487cm" svg:y1="3.967cm" svg:x2="16.944cm" svg:y2="3.738cm">
            <text:p/>
          </draw:line>
          <draw:frame draw:style-name="gr22" draw:text-style-name="P8" draw:layer="layout" svg:width="0.417cm" svg:height="0.369cm" svg:x="16.662cm" svg:y="3.345cm">
            <draw:text-box>
              <text:p text:style-name="P7"><text:span text:style-name="T6">16</text:span></text:p>
            </draw:text-box>
          </draw:frame>
        </draw:g>
        <draw:g>
          <draw:line draw:style-name="gr21" draw:layer="layout" svg:x1="15.987cm" svg:y1="3.968cm" svg:x2="16.444cm" svg:y2="3.739cm">
            <text:p/>
          </draw:line>
          <draw:frame draw:style-name="gr22" draw:text-style-name="P8" draw:layer="layout" svg:width="0.417cm" svg:height="0.369cm" svg:x="16.162cm" svg:y="3.346cm">
            <draw:text-box>
              <text:p text:style-name="P7"><text:span text:style-name="T6">64</text:span></text:p>
            </draw:text-box>
          </draw:frame>
        </draw:g>
        <draw:g>
          <draw:line draw:style-name="gr21" draw:layer="layout" svg:x1="16.867cm" svg:y1="12.515cm" svg:x2="17.324cm" svg:y2="12.286cm">
            <text:p/>
          </draw:line>
          <draw:frame draw:style-name="gr22" draw:text-style-name="P8" draw:layer="layout" svg:width="0.417cm" svg:height="0.369cm" svg:x="17.042cm" svg:y="11.893cm">
            <draw:text-box>
              <text:p text:style-name="P7"><text:span text:style-name="T6">17</text:span></text:p>
            </draw:text-box>
          </draw:frame>
        </draw:g>
        <draw:frame draw:style-name="gr23" draw:text-style-name="P3" draw:layer="layout" svg:width="2.585cm" svg:height="0.445cm" svg:x="13.019cm" svg:y="11.328cm">
          <draw:text-box>
            <text:p><text:span text:style-name="T2">siTOE_OpnRep</text:span></text:p>
          </draw:text-box>
        </draw:frame>
        <draw:frame draw:style-name="gr24" draw:text-style-name="P3" draw:layer="layout" svg:width="2.767cm" svg:height="0.445cm" svg:x="12.519cm" svg:y="10.829cm">
          <draw:text-box>
            <text:p><text:span text:style-name="T2">soTOE_OpnReq</text:span></text:p>
          </draw:text-box>
        </draw:frame>
        <draw:rect draw:style-name="gr10" draw:text-style-name="P6" draw:layer="layout" svg:width="1.752cm" svg:height="1.296cm" svg:x="12.48cm" svg:y="9.109cm">
          <text:p text:style-name="P5"><text:span text:style-name="T4">pCOn</text:span></text:p>
          <text:p text:style-name="P5"><text:span text:style-name="T5"><text:s text:c="4"/></text:span><text:span text:style-name="T5">pConnet</text:span><text:span text:style-name="T4"> </text:span></text:p>
        </draw:rect>
        <draw:rect draw:style-name="gr25" draw:text-style-name="P4" draw:layer="layout" svg:width="14.783cm" svg:height="0.559cm" svg:x="3.26cm" svg:y="12.912cm">
          <text:p><text:span text:style-name="T3">TOE</text:span></text:p>
        </draw:rect>
        <draw:g>
          <draw:line draw:style-name="gr21" draw:layer="layout" svg:x1="13.087cm" svg:y1="12.466cm" svg:x2="13.544cm" svg:y2="12.237cm">
            <text:p/>
          </draw:line>
          <draw:frame draw:style-name="gr22" draw:text-style-name="P8" draw:layer="layout" svg:width="0.417cm" svg:height="0.369cm" svg:x="13.262cm" svg:y="11.844cm">
            <draw:text-box>
              <text:p text:style-name="P7"><text:span text:style-name="T6">17</text:span></text:p>
            </draw:text-box>
          </draw:frame>
        </draw:g>
        <draw:g>
          <draw:line draw:style-name="gr21" draw:layer="layout" svg:x1="12.587cm" svg:y1="12.467cm" svg:x2="13.044cm" svg:y2="12.238cm">
            <text:p/>
          </draw:line>
          <draw:frame draw:style-name="gr22" draw:text-style-name="P8" draw:layer="layout" svg:width="0.417cm" svg:height="0.369cm" svg:x="12.762cm" svg:y="11.845cm">
            <draw:text-box>
              <text:p text:style-name="P7"><text:span text:style-name="T6">48</text:span></text:p>
            </draw:text-box>
          </draw:frame>
        </draw:g>
        <draw:rect draw:style-name="gr10" draw:text-style-name="P6" draw:layer="layout" svg:width="4.089cm" svg:height="2.82cm" svg:x="7.234cm" svg:y="4.546cm">
          <text:p text:style-name="P5"><text:span text:style-name="T4">pRRh</text:span></text:p>
          <text:p text:style-name="P5"><text:span text:style-name="T5"><text:s text:c="4"/></text:span><text:span text:style-name="T5">pReadRequestHandler</text:span><text:span text:style-name="T4"> </text:span></text:p>
        </draw:rect>
        <draw:g>
          <draw:line draw:style-name="gr21" draw:layer="layout" svg:x1="9.887cm" svg:y1="9.867cm" svg:x2="10.344cm" svg:y2="9.638cm">
            <text:p/>
          </draw:line>
          <draw:frame draw:style-name="gr22" draw:text-style-name="P8" draw:layer="layout" svg:width="0.417cm" svg:height="0.369cm" svg:x="10.062cm" svg:y="9.245cm">
            <draw:text-box>
              <text:p text:style-name="P7"><text:span text:style-name="T6">32</text:span></text:p>
            </draw:text-box>
          </draw:frame>
        </draw:g>
        <draw:g>
          <draw:line draw:style-name="gr21" draw:layer="layout" svg:x1="9.387cm" svg:y1="9.868cm" svg:x2="9.844cm" svg:y2="9.639cm">
            <text:p/>
          </draw:line>
          <draw:frame draw:style-name="gr22" draw:text-style-name="P8" draw:layer="layout" svg:width="0.417cm" svg:height="0.369cm" svg:x="9.562cm" svg:y="9.246cm">
            <draw:text-box>
              <text:p text:style-name="P7"><text:span text:style-name="T6">81</text:span></text:p>
            </draw:text-box>
          </draw:frame>
        </draw:g>
        <draw:g>
          <draw:line draw:style-name="gr21" draw:layer="layout" svg:x1="7.687cm" svg:y1="12.467cm" svg:x2="8.144cm" svg:y2="12.238cm">
            <text:p/>
          </draw:line>
          <draw:frame draw:style-name="gr22" draw:text-style-name="P8" draw:layer="layout" svg:width="0.417cm" svg:height="0.369cm" svg:x="7.862cm" svg:y="11.845cm">
            <draw:text-box>
              <text:p text:style-name="P7"><text:span text:style-name="T6"><text:s/></text:span><text:span text:style-name="T6">1</text:span></text:p>
            </draw:text-box>
          </draw:frame>
        </draw:g>
        <draw:g>
          <draw:line draw:style-name="gr21" draw:layer="layout" svg:x1="7.187cm" svg:y1="12.468cm" svg:x2="7.644cm" svg:y2="12.239cm">
            <text:p/>
          </draw:line>
          <draw:frame draw:style-name="gr22" draw:text-style-name="P8" draw:layer="layout" svg:width="0.417cm" svg:height="0.369cm" svg:x="7.362cm" svg:y="11.846cm">
            <draw:text-box>
              <text:p text:style-name="P7"><text:span text:style-name="T6">1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0H47M30S</meta:editing-duration>
    <meta:editing-cycles>179</meta:editing-cycles>
    <meta:generator>OpenOffice/4.1.3$Win32 OpenOffice.org_project/413m1$Build-9783</meta:generator>
    <dc:date>2019-05-25T10:34:14.79</dc:date>
    <dc:creator>Francois Abel</dc:creator>
    <meta:printed-by>Francois Abel</meta:printed-by>
    <meta:print-date>2018-01-29T17:34:31.89</meta:print-date>
    <meta:document-statistic meta:object-count="84"/>
  </office:meta>
</office:document-meta>
</file>